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1" svg:font-family="'Times New Roman'"/>
    <style:font-face style:name="Verdana1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Verdana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6pt" style:text-underline-style="none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4pt" style:text-underline-style="none" style:font-size-asian="14pt" style:font-size-complex="14pt"/>
    </style:style>
    <style:style style:name="P13" style:family="paragraph" style:parent-style-name="Standard">
      <style:text-properties style:font-name="Verdana"/>
    </style:style>
    <style:style style:name="P14" style:family="paragraph" style:parent-style-name="Standard" style:list-style-name="L1">
      <style:text-properties style:font-name="Verdana"/>
    </style:style>
    <style:style style:name="P15" style:family="paragraph" style:parent-style-name="Standard" style:list-style-name="L2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Verdana" fo:font-size="12pt" fo:font-style="normal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Verdan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style:text-line-through-styl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22222" fo:font-style="italic" style:text-underline-style="solid" style:text-underline-width="auto" style:text-underline-color="font-color" fo:background-color="transparent"/>
    </style:style>
    <style:style style:name="T4" style:family="text">
      <style:text-properties fo:font-variant="normal" fo:text-transform="none" fo:color="#000000" style:font-name="Verdana1" fo:letter-spacing="normal" fo:font-style="normal"/>
    </style:style>
    <style:style style:name="T5" style:family="text">
      <style:text-properties style:font-name="Verdana" fo:font-weight="normal" style:font-weight-asian="normal" style:font-weight-complex="normal"/>
    </style:style>
    <style:style style:name="T6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SS Cheatsheet – Display and Positioning</text:p>
      <text:p text:style-name="P9">Text Content</text:p>
      <text:p text:style-name="P3"/>
      <text:p text:style-name="P5"><text:span text:style-name="T1">Menu sections</text:span>:</text:p>
      <text:p text:style-name="P1"/>
      <text:list xml:id="list500310184006485600" text:style-name="L1">
        <text:list-item>
          <text:p text:style-name="P14">Intro</text:p>
        </text:list-item>
        <text:list-item>
          <text:p text:style-name="P14">Display</text:p>
        </text:list-item>
        <text:list-item>
          <text:p text:style-name="P14">Positioning</text:p>
        </text:list-item>
        <text:list-item>
          <text:p text:style-name="P14">Z-Index </text:p>
        </text:list-item>
        <text:list-item>
          <text:p text:style-name="P14">Float</text:p>
        </text:list-item>
      </text:list>
      <text:p text:style-name="P1"/>
      <text:p text:style-name="P6">Intro</text:p>
      <text:p text:style-name="P2"/>
      <text:p text:style-name="P7">Previous cheatsheets such as the Box Model (<text:a xlink:type="simple" xlink:href="https://codepen.io/mazonthemoon/full/KKdgeoJ" text:style-name="Internet_20_link" text:visited-style-name="Visited_20_Internet_20_Link">https://codepen.io/mazonthemoon/full/KKdgeoJ</text:a> ) and Selectors (<text:a xlink:type="simple" xlink:href="https://codepen.io/mazonthemoon/full/dyGJRvx" text:style-name="Internet_20_link" text:visited-style-name="Visited_20_Internet_20_Link">https://codepen.io/mazonthemoon/full/dyGJRvx</text:a> ) have shown you how the content boxes work and ways to select them, now we are on to where we want to have the content boxes in our document.</text:p>
      <text:p text:style-name="P7"/>
      <text:p text:style-name="P6">Display</text:p>
      <text:p text:style-name="P2"/>
      <text:p text:style-name="Standard"><text:span text:style-name="T5">E</text:span><text:span text:style-name="T6">verything is a box and the </text:span><text:bookmark text:name="docs-internal-guid-a50915b1-7fff-0632-9a5f-d467788a3c0e"/><text:span text:style-name="T2">type of box applied to an element is specified by the display property.</text:span><text:span text:style-name="T6"> </text:span></text:p>
      <text:p text:style-name="P11"/>
      <text:list xml:id="list2565416407277174725" text:style-name="L2">
        <text:list-item>
          <text:p text:style-name="P15">Block</text:p>
        </text:list-item>
        <text:list-item>
          <text:p text:style-name="P15">Inline</text:p>
        </text:list-item>
        <text:list-item>
          <text:p text:style-name="P15">Inline-Block</text:p>
        </text:list-item>
        <text:list-item>
          <text:p text:style-name="P15">Flex</text:p>
        </text:list-item>
        <text:list-item>
          <text:p text:style-name="P15">Grid</text:p>
        </text:list-item>
        <text:list-item>
          <text:p text:style-name="P15">None</text:p>
        </text:list-item>
        <text:list-item>
          <text:p text:style-name="P15">Overflow</text:p>
        </text:list-item>
      </text:list>
      <text:p text:style-name="P11"/>
      <text:p text:style-name="P4">Block</text:p>
      <text:p text:style-name="P4"/>
      <text:p text:style-name="P10">display:block;</text:p>
      <text:p text:style-name="P10">Stacks open other boxes with a new line for each block</text:p>
      <text:p text:style-name="P10">Can specify width and height</text:p>
      <text:p text:style-name="P10"/>
      <text:p text:style-name="P4">Inline</text:p>
      <text:p text:style-name="P4"/>
      <text:p text:style-name="P10">display: inline;</text:p>
      <text:p text:style-name="P10">Flows with the documents content (not taking a new line)</text:p>
      <text:p text:style-name="P10">Cannot specify width and height</text:p>
      <text:p text:style-name="P10"/>
      <text:p text:style-name="P4">Inline-Block</text:p>
      <text:p text:style-name="P4"/>
      <text:p text:style-name="P10">display: inline-block;</text:p>
      <text:p text:style-name="P12"><text:soft-page-break/><text:span text:style-name="T6">This is a mix of inline and block (not that you would have guessed from the </text:span><text:span text:style-name="T6">name [insert smiley] and flows with the documents content without creating line breaks</text:span></text:p>
      <text:p text:style-name="P10">Can specify width and height</text:p>
      <text:p text:style-name="P10"/>
      <text:p text:style-name="P4">Flex</text:p>
      <text:p text:style-name="P4"/>
      <text:p text:style-name="P10">display: flex;</text:p>
      <text:p text:style-name="P10">This is what you will use for 1D layouts (a row or column) such as nav menu bars.</text:p>
      <text:p text:style-name="P10">Flex so fantastic it deserves a section all to itself [insert link when done]</text:p>
      <text:p text:style-name="P10"/>
      <text:p text:style-name="P4">Grid</text:p>
      <text:p text:style-name="P4"/>
      <text:p text:style-name="P10">display: grid;</text:p>
      <text:p text:style-name="P10">This is what you will use for 2D layouts such as organising the page (and easy to make changes for responsivenness) </text:p>
      <text:p text:style-name="P10">Grid is also so fantastic it deserves a section all to itself [insert link when done]</text:p>
      <text:p text:style-name="P10"/>
      <text:p text:style-name="P4">None</text:p>
      <text:p text:style-name="P4"/>
      <text:p text:style-name="P10">display: none;</text:p>
      <text:p text:style-name="P10">This removes the element from the flow of the document..and unlike changing it to invisible the space it takes up is also removed instead of staying as a blank spot</text:p>
      <text:p text:style-name="P7"/>
      <text:p text:style-name="P6">Positioning </text:p>
      <text:p text:style-name="P6"/>
      <text:p text:style-name="P11">Display positions the box for the element in the body of the document <text:s/>and position is used to specify where an element is positioned within it's container box.</text:p>
      <text:p text:style-name="P11"/>
      <text:p text:style-name="P11">Position values are:</text:p>
      <text:p text:style-name="P11"/>
      <text:list xml:id="list8928182207466589614" text:style-name="L3">
        <text:list-item>
          <text:p text:style-name="P16">Static</text:p>
        </text:list-item>
        <text:list-item>
          <text:p text:style-name="P16">Relative</text:p>
        </text:list-item>
        <text:list-item>
          <text:p text:style-name="P16">Fixed</text:p>
        </text:list-item>
        <text:list-item>
          <text:p text:style-name="P16">Absolute</text:p>
        </text:list-item>
        <text:list-item>
          <text:p text:style-name="P16">Sticky</text:p>
        </text:list-item>
      </text:list>
      <text:p text:style-name="P6"/>
      <text:p text:style-name="P11">The elements are then positioned using top, right, bottom and left values (can also use clip)</text:p>
      <text:p text:style-name="P11"/>
      <text:p text:style-name="P4">Static</text:p>
      <text:p text:style-name="P4"/>
      <text:p text:style-name="P10">position:static;</text:p>
      <text:p text:style-name="P10">Static is the default position and goes with the flow of the page and ignores <text:soft-page-break/>top, right, etc.</text:p>
      <text:p text:style-name="P10"/>
      <text:p text:style-name="P4">Relative</text:p>
      <text:p text:style-name="P4"/>
      <text:p text:style-name="P10">position:relative;</text:p>
      <text:p text:style-name="P10">The element is positioned relative to its normal position using top, bottom, right, or left.</text:p>
      <text:p text:style-name="P10">Other content is not adjusted to fit any gap by moving this element.</text:p>
      <text:p text:style-name="P10"/>
      <text:p text:style-name="P4">Fixed</text:p>
      <text:p text:style-name="P4"/>
      <text:p text:style-name="P10">position:fixed;</text:p>
      <text:p text:style-name="P10">The element is positioned relative to the viewport and stays in the same place even when the page is scrolled.</text:p>
      <text:p text:style-name="P10">It does not leave a gap from where it was originally positioned.</text:p>
      <text:p text:style-name="P10"/>
      <text:p text:style-name="P4">Absolute</text:p>
      <text:p text:style-name="P4"/>
      <text:p text:style-name="P10">position:absolute;</text:p>
      <text:p text:style-name="P10">The element is positioned relative to the nearest positioned ancestor (not using the default static position but must explicitly set a position)</text:p>
      <text:p text:style-name="P10"/>
      <text:p text:style-name="P4">Sticky</text:p>
      <text:p text:style-name="P4"/>
      <text:p text:style-name="P10">position:sticky;</text:p>
      <text:p text:style-name="P10"><text:bookmark text:name="docs-internal-guid-beb29d26-7fff-9516-53aa-dc4e68fd6f77"/>The element is positioned based on the users scroll position</text:p>
      <text:p text:style-name="P10">It toggles between relative and fixed, isrelative until a given offset is met in viewport and then is sticky.</text:p>
      <text:p text:style-name="P6"/>
      <text:p text:style-name="P6">Z-Index</text:p>
      <text:p text:style-name="P6"/>
      <text:p text:style-name="P10"><text:bookmark text:name="docs-internal-guid-1969b070-7fff-261c-8a4f-ef86ddff30f9"/>When elements are positioned they can overlap.</text:p>
      <text:p text:style-name="P10"/>
      <text:p text:style-name="P10">Z-index is used to specify the stack order of elements (higher value on top and can also use -1)</text:p>
      <text:p text:style-name="P10"/>
      <text:p text:style-name="P10"><text:a xlink:type="simple" xlink:href="https://i.pinimg.com/564x/3f/98/5c/3f985cee9157ff62dee8d2c9291d5d28.jpg" text:style-name="Internet_20_link" text:visited-style-name="Visited_20_Internet_20_Link">https://i.pinimg.com/564x/3f/98/5c/3f985cee9157ff62dee8d2c9291d5d28.jpg</text:a></text:p>
      <text:p text:style-name="P10"/>
      <text:p text:style-name="P10">Recreate this image....</text:p>
      <text:p text:style-name="P10"><text:soft-page-break/><draw:frame draw:style-name="fr1" draw:name="graphics1" text:anchor-type="as-char" svg:width="6.244cm" svg:height="9.948cm" draw:z-index="0"><draw:image xlink:href="https://i.pinimg.com/564x/3f/98/5c/3f985cee9157ff62dee8d2c9291d5d28.jpg" xlink:type="simple" xlink:show="embed" xlink:actuate="onLoad"/></draw:frame> </text:p>
      <text:p text:style-name="Text_20_body"/>
      <text:p text:style-name="P6">Float</text:p>
      <text:p text:style-name="P1"/>
      <text:p text:style-name="P10"><text:bookmark text:name="docs-internal-guid-988abc97-7fff-e76f-b8b2-413efb1e341c"/>Float and Clear go hand in hand with each other.</text:p>
      <text:p text:style-name="P10">The float property specifies how an element should float and the clear property specifies what elements can float beside the cleared element and on which side.</text:p>
      <text:p text:style-name="P10"/>
      <text:p text:style-name="P10"><text:bookmark text:name="docs-internal-guid-85f4d092-7fff-8112-8414-42d283e705c2"/>It’s simplest use is to wrap text around images.</text:p>
      <text:p text:style-name="P10"/>
      <text:p text:style-name="P10">Values for float are:</text:p>
      <text:list xml:id="list5384375252125756546" text:style-name="L4">
        <text:list-item>
          <text:p text:style-name="P18">left</text:p>
        </text:list-item>
        <text:list-item>
          <text:p text:style-name="P18">right</text:p>
        </text:list-item>
        <text:list-item>
          <text:p text:style-name="P18">none</text:p>
        </text:list-item>
        <text:list-item>
          <text:p text:style-name="P18">inherit</text:p>
        </text:list-item>
      </text:list>
      <text:p text:style-name="P10"/>
      <text:p text:style-name="P10">Values for clear are:</text:p>
      <text:list xml:id="list6352568251952526537" text:style-name="L5">
        <text:list-item>
          <text:p text:style-name="P19">left</text:p>
        </text:list-item>
        <text:list-item>
          <text:p text:style-name="P19">right</text:p>
        </text:list-item>
      </text:list>
      <text:p text:style-name="P10"><text:line-break/><text:bookmark text:name="docs-internal-guid-5433ac8a-7fff-b0c6-32aa-d3610b1cbd84"/><text:span text:style-name="T3">Clearfix</text:span></text:p>
      <text:p text:style-name="P10"/>
      <text:p text:style-name="P10">If an element is taller than the element containing it, and it is floated, it will "overflow" outside of its container.</text:p>
      <text:p text:style-name="P10"><text:s/></text:p>
      <text:p text:style-name="P10">We can add overflow: auto; to the containing element to fix this problem:</text:p>
      <text:p text:style-name="P10"/>
      <text:p text:style-name="P10">.clearfix {</text:p>
      <text:p text:style-name="P20"><text:s text:c="2"/>overflow: auto;</text:p>
      <text:p text:style-name="P10"><text:soft-page-break/>}</text:p>
      <text:p text:style-name="P10"/>
      <text:p text:style-name="P10">The overflow: auto clearfix works well as long as you are able to keep control of your margins and padding (else you might see scrollbars).</text:p>
      <text:p text:style-name="P10"/>
      <text:p text:style-name="P10">The new, modern clearfix hack however, is safer to use, and the following code is used for most webpages:</text:p>
      <text:p text:style-name="P10"/>
      <text:p text:style-name="P10">Example</text:p>
      <text:p text:style-name="P10">.clearfix::after {</text:p>
      <text:p text:style-name="P20"><text:s text:c="2"/>content: "";</text:p>
      <text:p text:style-name="P20"><text:s text:c="2"/>clear: both;</text:p>
      <text:p text:style-name="P20"><text:s text:c="2"/>display: table;</text:p>
      <text:p text:style-name="P10">}</text:p>
      <text:p text:style-name="P10"/>
      <text:p text:style-name="P10">Tip – use box-sizing: border-box; allows padding and borders to be within the box</text:p>
      <text:p text:style-name="Text_20_body"/>
      <text:p text:style-name="P6">Overflow</text:p>
      <text:p text:style-name="P1"/>
      <text:p text:style-name="P10"><text:span text:style-name="T4">When the size of a box is set with absolute values the content may not fit within the allowed size and will overflow.</text:span></text:p>
      <text:p text:style-name="P10"><text:span text:style-name="T4"/></text:p>
      <text:p text:style-name="P10">overflow: auto;</text:p>
      <text:p text:style-name="P10"><text:span text:style-name="T4">The overflowing content is hidden and scroll bars are shown</text:span> </text:p>
      <text:p text:style-name="P10"/>
      <text:p text:style-name="P10">overflow: hidden;</text:p>
      <text:p text:style-name="P10"><text:span text:style-name="T4">The overflowing content is hidden</text:span><text:span text:style-name="T4"> </text:span></text:p>
      <text:p text:style-name="P10"><text:span text:style-name="T4"/></text:p>
      <text:p text:style-name="P10">overflow: visible;</text:p>
      <text:p text:style-name="P10"><text:span text:style-name="T4">The overflowing content is shown outside the box (default value)</text:span></text:p>
      <text:p text:style-name="P10"><text:span text:style-name="T4"/></text:p>
      <text:p text:style-name="P10">overflow: overflow-x;</text:p>
      <text:p text:style-name="P10"><text:span text:style-name="T4">The overflowing content has a scroll bar for the x-axis</text:span></text:p>
      <text:p text:style-name="P10"/>
      <text:p text:style-name="P10">overflow: overflow-y;</text:p>
      <text:p text:style-name="P10"><text:span text:style-name="T4">The overflowing content has a scroll bar for the y-ax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imes New Roman1" svg:font-family="'Times New Roman'"/>
    <style:font-face style:name="Verdana1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0-08-26T15:02:54.20</meta:creation-date>
    <dc:date>2020-08-31T16:40:35.96</dc:date>
    <dc:creator>Mary Ronan</dc:creator>
    <meta:editing-duration>PT1H44M5S</meta:editing-duration>
    <meta:editing-cycles>27</meta:editing-cycles>
    <meta:generator>OpenOffice/4.1.5$Win32 OpenOffice.org_project/415m1$Build-9789</meta:generator>
    <meta:document-statistic meta:table-count="0" meta:image-count="1" meta:object-count="0" meta:page-count="5" meta:paragraph-count="115" meta:word-count="759" meta:character-count="4452"/>
  </office:meta>
</office:document-meta>
</file>